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mily-generic="swis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XB Tabriz" fo:font-size="12pt" style:text-underline-style="none" fo:font-weight="normal" style:font-size-asian="12pt" style:font-weight-asian="normal" style:font-name-complex="XB Tabriz" style:font-size-complex="12pt" style:font-weight-complex="normal"/>
    </style:style>
    <style:style style:name="P2" style:family="paragraph" style:parent-style-name="Text_20_body">
      <style:paragraph-properties fo:text-align="end" style:justify-single-word="false" style:writing-mode="rl-tb"/>
      <style:text-properties style:font-name="XB Tabriz" style:font-name-complex="XB Tabriz"/>
    </style:style>
    <style:style style:name="P3" style:family="paragraph" style:parent-style-name="Standard">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4" style:family="paragraph" style:parent-style-name="Text_20_body">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P5" style:family="paragraph" style:parent-style-name="Text_20_body">
      <style:paragraph-properties fo:text-align="end" style:justify-single-word="false" style:writing-mode="rl-tb"/>
      <style:text-properties style:font-name="XB Tabriz" style:font-name-complex="XB Tabriz"/>
    </style:style>
    <style:style style:name="P6" style:family="paragraph" style:parent-style-name="Heading_20_1">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7" style:family="paragraph" style:parent-style-name="Heading_20_2">
      <style:paragraph-properties fo:text-align="end" style:justify-single-word="false" style:writing-mode="rl-tb"/>
      <style:text-properties style:font-name="XB Tabriz" style:font-name-complex="XB Tabriz"/>
    </style:style>
    <style:style style:name="P8" style:family="paragraph" style:parent-style-name="Heading_20_2">
      <style:paragraph-properties fo:text-align="end" style:justify-single-word="false" style:writing-mode="rl-tb"/>
      <style:text-properties fo:font-size="18pt" style:text-underline-style="solid" style:text-underline-width="auto" style:text-underline-color="font-color" style:font-size-asian="18pt" style:font-size-complex="18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weight-complex="normal"/>
    </style:style>
    <style:style style:name="T4" style:family="text">
      <style:text-properties style:text-underline-style="none" fo:font-weight="bold" style:font-weight-asian="bold" style:font-weight-complex="bold"/>
    </style:style>
    <style:style style:name="T5" style:family="text">
      <style:text-properties fo:font-size="14pt" fo:font-weight="bold" style:font-size-asian="14pt" style:font-weight-asian="bold" style:font-name-complex="XB Tabriz"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style="normal" fo:font-weight="bold" style:font-size-asian="14pt" style:font-style-asian="normal" style:font-weight-asian="bold" style:font-size-complex="14pt" style:font-style-complex="normal"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6" text:outline-level="1">مقناطیسی سرکٹ</text:h>
      <text:h text:style-name="P7" text:outline-level="2"><text:span text:style-name="T4"><text:s/>م</text:span><text:span text:style-name="T1">قناطیسی سرکٹ کا تعارف</text:span></text:h>
      <text:p text:style-name="P2"><text:tab/>مقناطیسی سرکٹ میکسول کے مساوات کے ذریہ سے حل ہوتے ہیں۔ عموما اس کا مکمل حل مشکل <text:s/>سے ہوتا ہے، مگر انجینیرنگ میں <text:s/>قابلِِ قبول حل مختلف <text:span text:style-name="T2">simplifications</text:span> فرض کرنے سے حاصل ہو جاتا ہے۔</text:p>
      <text:p text:style-name="P2"/>
      <text:p text:style-name="P2"><text:tab/>سب سے پہلا مفروضہ یہ <text:s/>ہے کہ جن بجلی کے مشینوں اور ٹرانسفارمروں کا تذکرہ اس کتاب میں ہوگا ان میں <text:s/>میکسول مساوات میں موجود <text:span text:style-name="T2">displacement</text:span> <text:span text:style-name="T2">current</text:span> کو نظرانداز کیا جاسکتا ہے۔</text:p>
      <text:p text:style-name="P2"/>
      <text:p text:style-name="P2">اس کو نظرانداز کرنے سے میکسول مساوات <text:span text:style-name="T2">static</text:span> حالت اختیار کر لیتے ہیں، جس کا مطلب ہے کہ مقناطیسی فیلڈ صرف اور صرف کرنٹ کی وقطی مقدار پر منہصر ہوتی ہے اور مقناطیسی فیلڈ کی وقت کے ساتھ کمی یا زیاتی اس کرنٹ کی وقت کے ساتھ کمی اور زیاتی سے منسلک ہوتی ہے۔</text:p>
      <text:p text:style-name="P2"/>
      <text:p text:style-name="P2"/>
      <text:p text:style-name="P2">دوسرے مفروضے کا تعلق میگنیٹک سرکٹ سے ہے، عموما کسی بھی پھیچیدۃ شکل کی شے میں میگنیٹک فیلڈ انٹینسٹی H اور میگنیٹک فلکس ڈینسٹی B کا مکمل حل حد درجہ مشکل ہوتا ہے،عموما تھری ڈائمنشنل مسلے کو ون ڈائمنشنل سرکٹ سے ظاہر کرکے اس کے کابل قبول حل ممکن ہوتا ہے۔</text:p>
      <text:p text:style-name="P2"/>
      <text:p text:style-name="P2"><text:tab/>عموما میگنیٹک سرکٹ مجموعی طور پر ہائے پرمیبلَٹی رکھنے والے اشیاء سے بنے ہوتے ہیں، ان ہاے پرمیبلَٹی اشیاء کی موجودگی سے میگنیٹک فلکس اُنھی راستوں پر پابند ہو جاتا ہے جیسے کہ کرنٹ بجلی کے تار میں پابند ہوتا ہے،اس تصور کردا میگنیٹک سرکٹ کو اس مضمون میں واضع کیا جائے گا اور اس کو بار بار اس کتاب میں خوش اسلوبی سے استعمال کیا جائے گا۔</text:p>
      <text:p text:style-name="P2"/>
      <text:p text:style-name="P2"><text:tab/>میگنیٹک سرکٹ کی ایک سادہ مثال شکل 1-1 میں دکھائ گئ ہے،اس کا کور core ایک ایسے میگنیٹک مٹیرئیل کا ہے جس کی پرمیبلَٹی ارد گرد کی ہوا کی پرمیبلَٹی سے کئ درجے زیادہ ہے، اس کور core کا cross section ہر جگہ یکساں ہے اور اس سے لپٹی ہوئ تار میں کرنٹ I اِمپئر ہے،یہ تار کور core سے N مرتبہ لپٹی ہوئ ہے، یہ winding اس کور core میں میگنیٹک فیلڈ پیدا کرتا ہے جیسے شکل 1-1 میں ظاہر ہے، اس میگنیٹک فیلڈ کو فلکس لائنز سے <text:soft-page-break/>واضع کیا جاسکتا ہے، کرنٹ i اور میگنیٹک فیلڈ انٹینسٹی H کا بنیادی تعلق کہتا ہے کہ اگر ایک کرنٹ کے <text:s/>گرد ایک بند لکھیر کیھنچ دی جاے تو اس لکھیر پر H کا closed لائن انٹگرل اسی کرنٹ کے برابر ہوگا</text:p>
      <text:p text:style-name="P2"/>
      <text:p text:style-name="P2"><text:tab/><text:tab/><text:tab/><text:tab/><draw:frame draw:style-name="fr2" draw:name="Object5" text:anchor-type="as-char" svg:width="0.7453in" svg:height="0.2508in" draw:z-index="4"><draw:object xlink:href="./Object 5" xlink:type="simple" xlink:show="embed" xlink:actuate="onLoad"/><draw:image xlink:href="./ObjectReplacements/Object 5" xlink:type="simple" xlink:show="embed" xlink:actuate="onLoad"/></draw:frame><text:tab/><text:tab/></text:p>
      <text:p text:style-name="P2"/>
      <text:p text:style-name="P2">اس اصول کو ہم شکل 1-1 پر استعمال کرتے ہیں،</text:p>
      <text:p text:style-name="P2">کور core میں میگنیٹک فیلڈ کا وجود ampere-turn کا حاصل ضرب NI کی وجہ سے ہے، میگنیٹک سرکٹ کی اصطلاح میں NI کو magnetomotive-force (mmf) </text:p>
      <text:p text:style-name="P4"/>
      <text:h text:style-name="P8" text:outline-level="2"><text:span text:style-name="T5">فلکس</text:span><text:span text:style-name="T6"> </text:span><text:span text:style-name="T7">linkage</text:span><text:span text:style-name="T6">، انڈکٹنس (inductance) اور انرجی (energy)</text:span></text:h>
      <text:p text:style-name="P1"/>
      <text:p text:style-name="P1"><text:tab/>فیراڈے <text:span text:style-name="T2">Faraday</text:span> نے تجربے سے دریافت کیا کہ مقناطیسی فلکس کی تبدیلی بجلی کو جنم دیتی ہے۔ <text:span text:style-name="T2">شکل 4۔1</text:span> جہاں کور کے گرد ایک وائنڈنگ یے، میں مقناطیسی فلکس کی تبدیلی کی وجہ سے وائنڈنگ میں وولٹج پیدا ہوتی ہے جس کا تعین فیراڈے کے قانون سے ہوتا ہے۔</text:p>
      <text:p text:style-name="P1"/>
      <text:p text:style-name="P1">(1-17)<text:tab/><text:tab/><text:tab/><text:tab/><draw:frame draw:style-name="fr1" draw:name="Object2" text:anchor-type="as-char" svg:width="0.7307in" svg:height="0.3925in" draw:z-index="0"><draw:object xlink:href="./Object 2" xlink:type="simple" xlink:show="embed" xlink:actuate="onLoad"/><draw:image xlink:href="./ObjectReplacements/Object 2" xlink:type="simple" xlink:show="embed" xlink:actuate="onLoad"/></draw:frame> </text:p>
      <text:p text:style-name="P1"/>
      <text:p text:style-name="P1">اسطرح پیدا کردا بجلی کی سمت کا تعین یوں لگایا جاتا ہے کہ اگر وائنڈنگ کے <text:s/>سِروں کو شارٹ سرکٹ <text:span text:style-name="T2">short circuit</text:span> کیا جاے تو کرنٹ کا بہاو اس سمت میں ہوگا جس میں اس فلکس کی تبدیلی کو روکا جاے۔</text:p>
      <text:p text:style-name="P1"/>
      <text:p text:style-name="P1"><text:tab/>جن مقناطیسی سرکٹوں میں <text:span text:style-name="T2">B</text:span> اور<text:span text:style-name="T2">H</text:span> براہ راست متناسب ہوتے ہیں ان کے لئے</text:p>
      <text:p text:style-name="P1"><text:s/>ہم <text:span text:style-name="T2">λ</text:span><text:span text:style-name="T2">-i</text:span> کا تعلق انڈکٹنس <text:span text:style-name="T2">L</text:span> سے ظاہر کرسکتے ہیں۔</text:p>
      <text:p text:style-name="P1"/>
      <text:p text:style-name="P1">1-18<text:tab/><text:tab/><text:tab/><text:tab/><text:tab/><draw:frame draw:style-name="fr1" draw:name="Object1" text:anchor-type="as-char" svg:width="0.4563in" svg:height="0.3925in" draw:z-index="1"><draw:object xlink:href="./Object 1" xlink:type="simple" xlink:show="embed" xlink:actuate="onLoad"/><draw:image xlink:href="./ObjectReplacements/Object 1" xlink:type="simple" xlink:show="embed" xlink:actuate="onLoad"/></draw:frame><text:tab/></text:p>
      <text:p text:style-name="P1"/>
      <text:p text:style-name="P1">جہاں<draw:frame draw:style-name="fr1" draw:name="Object4" text:anchor-type="as-char" svg:width="0.5984in" svg:height="0.1839in" draw:z-index="2"><draw:object xlink:href="./Object 4" xlink:type="simple" xlink:show="embed" xlink:actuate="onLoad"/><draw:image xlink:href="./ObjectReplacements/Object 4" xlink:type="simple" xlink:show="embed" xlink:actuate="onLoad"/></draw:frame> یعنی فلکس لنکِِج ویبر-ٹرن میں ہے۔ اگرچہ فلکس وقت کے ساتھ تبدیل ہو سکتا ہے مگر <text:span text:style-name="T2">φ</text:span> کا نشان ایک لمہ پہ فلکس کے مقدار کو واضع کرتا ہے۔</text:p>
      <text:p text:style-name="P1"><text:s/></text:p>
      <text:p text:style-name="P1">1-19<text:tab/><text:tab/><text:tab/><text:tab/><text:tab/><draw:frame draw:style-name="fr1" draw:name="Object3" text:anchor-type="as-char" svg:width="1.6102in" svg:height="0.4417in" draw:z-index="3"><draw:object xlink:href="./Object 3" xlink:type="simple" xlink:show="embed" xlink:actuate="onLoad"/><draw:image xlink:href="./ObjectReplacements/Object 3" xlink:type="simple" xlink:show="embed" xlink:actuate="onLoad"/></draw:frame></text:p>
      <text:p text:style-name="P1"/>
      <text:p text:style-name="P1">انڈکٹنس کو ہنری henry یا ویبر-ٹرن میں ناپا جاتا ہے۔ لہٰذا انڈکٹنس لمبائ کے ساتھ غیرمتناسب اور پرمیبلَٹی، کراس <text:soft-page-break/>سِکشنل ائریا اور مربہ ٹرن کے ساتھ براہ راست متناسب ہے۔</text:p>
      <text:p text:style-name="P1"/>
      <text:p text:style-name="P1"><text:tab/>یہاں یہ بتانا لازم ہوگا کہ انڈکٹنس حساب کتاب میں اس وقت فائدہ مند ثابت ہوتا ہے جب فلکس اور mmf آپس میں براہ راست متناسب تصور کئے <text:span text:style-name="T3">جاسکھیں</text:span>۔</text:p>
      <text:p text:style-name="P1"><text:s text:c="3"/></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fo:text-align="end">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fo:text-align="end">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fo:text-align="end">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fo:text-align="end">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fo:text-align="end">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fo:text-align="end">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fo:text-align="end">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fo:text-align="end">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fo:text-align="end">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fo:text-align="end">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halid khan</meta:initial-creator>
    <meta:creation-date>2011-02-12T19:01:50</meta:creation-date>
    <dc:date>2011-02-15T09:16:26</dc:date>
    <dc:creator>khalid khan</dc:creator>
    <meta:editing-duration>PT08H15M30S</meta:editing-duration>
    <meta:editing-cycles>43</meta:editing-cycles>
    <meta:generator>OpenOffice.org/3.2$Linux OpenOffice.org_project/320m12$Build-9483</meta:generator>
    <meta:document-statistic meta:table-count="0" meta:image-count="0" meta:object-count="5" meta:page-count="3" meta:paragraph-count="24" meta:word-count="636" meta:character-count="3054"/>
    <meta:user-defined meta:name="Info 1"/>
    <meta:user-defined meta:name="Info 2"/>
    <meta:user-defined meta:name="Info 3"/>
    <meta:user-defined meta:name="Info 4"/>
  </office:meta>
</office:document-meta>
</file>

<file path=Object 1/content.xml><?xml version="1.0" encoding="utf-8"?>
<math xmlns="http://www.w3.org/1998/Math/MathML">
  <semantics>
    <mrow>
      <mi>L</mi>
      <mi mathvariant="normal">=</mi>
      <mfrac>
        <mo stretchy="false">λ</mo>
        <mi>i</mi>
      </mfrac>
    </mrow>
    <annotation encoding="StarMath 5.0">L={%lambda} over {i}</annotation>
  </semantics>
</math>
</file>

<file path=Object 2/content.xml><?xml version="1.0" encoding="utf-8"?>
<math xmlns="http://www.w3.org/1998/Math/MathML">
  <semantics>
    <mrow>
      <mrow>
        <mi>e</mi>
        <mi mathvariant="normal">=</mi>
        <mi>N</mi>
      </mrow>
      <mfrac>
        <mrow>
          <mi mathvariant="normal">∂</mi>
          <mo stretchy="false">φ</mo>
        </mrow>
        <mrow>
          <mi mathvariant="normal">∂</mi>
          <mi>t</mi>
        </mrow>
      </mfrac>
    </mrow>
    <annotation encoding="StarMath 5.0">e=N{{partial {%phi}} over {partial {t}}}</annotation>
  </semantics>
</math>
</file>

<file path=Object 3/content.xml><?xml version="1.0" encoding="utf-8"?>
<math xmlns="http://www.w3.org/1998/Math/MathML">
  <semantics>
    <mrow>
      <mrow>
        <mi>L</mi>
        <mi mathvariant="normal">=</mi>
        <mfrac>
          <mrow>
            <mi>N</mi>
            <msub>
              <mi>B</mi>
              <mi>c</mi>
            </msub>
            <msub>
              <mi>A</mi>
              <mi>c</mi>
            </msub>
          </mrow>
          <mi>i</mi>
        </mfrac>
      </mrow>
      <mi mathvariant="normal">=</mi>
      <mfrac>
        <mrow>
          <msup>
            <mi>N</mi>
            <mn>2</mn>
          </msup>
          <msub>
            <mo stretchy="false">μ</mo>
            <mn>0</mn>
          </msub>
          <msub>
            <mi>A</mi>
            <mi>c</mi>
          </msub>
        </mrow>
        <mi>g</mi>
      </mfrac>
    </mrow>
    <annotation encoding="StarMath 5.0">L={N{B_c}{A_c}} over {i} = {N^2{%mu_0}{A_c}} over {g}</annotation>
  </semantics>
</math>
</file>

<file path=Object 4/content.xml><?xml version="1.0" encoding="utf-8"?>
<math xmlns="http://www.w3.org/1998/Math/MathML">
  <semantics>
    <mrow>
      <mrow>
        <mo stretchy="false">λ</mo>
        <mi mathvariant="normal">=</mi>
        <mi>N</mi>
      </mrow>
      <mo stretchy="false">φ</mo>
    </mrow>
    <annotation encoding="StarMath 5.0">%lambda=N{%phi}</annotation>
  </semantics>
</math>
</file>

<file path=Object 5/content.xml><?xml version="1.0" encoding="utf-8"?>
<math xmlns="http://www.w3.org/1998/Math/MathML">
  <semantics>
    <mrow>
      <mrow>
        <mi mathvariant="normal">∮</mi>
        <mi mathvariant="italic">HdL</mi>
      </mrow>
      <mi mathvariant="normal">=</mi>
      <mi>i</mi>
    </mrow>
    <annotation encoding="StarMath 5.0">lint {HdL}={i}</annotation>
  </semantics>
</math>
</file>